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ResourceFailureException.DataAccessResource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ResourceFailureException.DataAccessResourceFailur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